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font-name="Arial" fo:font-size="12pt" fo:font-weight="bold" style:font-name-asian="Arial1" style:font-size-asian="12pt" style:font-weight-asian="bold" style:font-name-complex="Arial1" style:font-size-complex="12pt"/>
    </style:style>
    <style:style style:name="P3" style:family="paragraph" style:parent-style-name="Standard">
      <style:text-properties style:font-name="Arial" fo:font-size="7pt" fo:font-weight="bold" style:font-name-asian="Arial1" style:font-size-asian="7pt" style:font-weight-asian="bold" style:font-name-complex="Arial1" style:font-size-complex="7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0252in" fo:text-indent="0in" style:auto-text-indent="false"/>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in" fo:margin-bottom="0in" loext:contextual-spacing="false" fo:line-height="100%"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Arial" fo:font-size="2pt" style:font-name-asian="Arial1" style:font-size-asian="2pt" style:font-name-complex="Arial1" style:font-size-complex="2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Arial" fo:font-size="7pt" style:font-name-asian="Arial1" style:font-size-asian="7pt" style:font-name-complex="Arial1" style:font-size-complex="7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Arial" fo:font-size="7pt" fo:font-weight="bold" style:font-name-asian="Arial1" style:font-size-asian="7pt" style:font-weight-asian="bold" style:font-name-complex="Arial1" style:font-size-complex="7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5pt" fo:font-style="normal" style:text-underline-style="none" fo:font-weight="normal" style:font-name-asian="Arial1" style:font-size-asian="5pt" style:font-style-asian="normal" style:font-weight-asian="normal" style:font-name-complex="Arial1" style:font-size-complex="5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7pt" fo:font-style="normal" style:text-underline-style="none" fo:font-weight="normal" style:font-name-asian="Arial1" style:font-size-asian="7pt" style:font-style-asian="normal" style:font-weight-asian="normal" style:font-name-complex="Arial1" style:font-size-complex="7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7pt" fo:font-style="normal" style:text-underline-style="none" fo:font-weight="bold" style:font-name-asian="Arial1" style:font-size-asian="7pt" style:font-style-asian="normal" style:font-weight-asian="bold" style:font-name-complex="Arial1" style:font-size-complex="7pt"/>
    </style:style>
    <style:style style:name="P15"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17" style:family="paragraph" style:parent-style-name="Standard" style:list-style-name="WWNum3">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18" style:family="paragraph" style:parent-style-name="Title">
      <style:paragraph-properties>
        <style:tab-stops>
          <style:tab-stop style:position="0.3126in"/>
          <style:tab-stop style:position="1.5in"/>
          <style:tab-stop style:position="3.45in" style:type="center"/>
        </style:tab-stops>
      </style:paragraph-properties>
    </style:style>
    <style:style style:name="P19" style:family="paragraph" style:parent-style-name="Title" style:master-page-name="Standard">
      <style:paragraph-properties style:page-number="1">
        <style:tab-stops>
          <style:tab-stop style:position="0.3126in"/>
          <style:tab-stop style:position="1.5in"/>
          <style:tab-stop style:position="3.45in" style:type="center"/>
        </style:tab-stops>
      </style:paragraph-properties>
    </style:style>
    <style:style style:name="T1" style:family="text">
      <style:text-properties style:font-name="Georgia" fo:font-size="17pt" style:font-name-asian="Georgia1" style:font-size-asian="17pt" style:font-name-complex="Georgia1" style:font-size-complex="17pt"/>
    </style:style>
    <style:style style:name="T2" style:family="text">
      <style:text-properties style:font-name="Georgia" fo:font-size="15pt" style:font-name-asian="Georgia1" style:font-size-asian="15pt" style:font-name-complex="Georgia1" style:font-size-complex="15pt"/>
    </style:style>
    <style:style style:name="T3" style:family="text">
      <style:text-properties style:font-name="Arial" style:font-name-asian="Arial1" style:font-name-complex="Arial1"/>
    </style:style>
    <style:style style:name="T4" style:family="text">
      <style:text-properties style:font-name="Arial" fo:font-size="12pt" style:font-name-asian="Arial1" style:font-size-asian="12pt" style:font-name-complex="Arial1" style:font-size-complex="12pt"/>
    </style:style>
    <style:style style:name="T5" style:family="text">
      <style:text-properties style:font-name="Arial" fo:font-weight="bold" style:font-name-asian="Arial1" style:font-weight-asian="bold" style:font-name-complex="Arial1"/>
    </style:style>
    <style:style style:name="T6" style:family="text">
      <style:text-properties style:font-name="Arial" fo:font-size="11pt" fo:font-weight="bold" style:font-name-asian="Arial1" style:font-size-asian="11pt" style:font-weight-asian="bold" style:font-name-complex="Arial1" style:font-size-complex="11pt"/>
    </style:style>
    <style:style style:name="T7" style:family="text">
      <style:text-properties style:font-name="Arial" fo:font-size="11pt" style:font-name-asian="Arial1" style:font-size-asian="11pt" style:font-name-complex="Arial1" style:font-size-complex="11pt"/>
    </style:style>
    <style:style style:name="T8" style:family="text">
      <style:text-properties style:font-name="Arial" fo:font-size="11.5pt" style:font-name-asian="Arial1" style:font-size-asian="11.5pt" style:font-name-complex="Arial1" style:font-size-complex="11.5pt"/>
    </style:style>
    <style:style style:name="T9" style:family="text">
      <style:text-properties style:font-name="Arial" fo:font-size="8pt" style:font-name-asian="Arial1" style:font-size-asian="8pt" style:font-name-complex="Arial1" style:font-size-complex="8pt"/>
    </style:style>
    <style:style style:name="T10" style:family="text">
      <style:text-properties style:font-name="Arial" fo:font-size="9.5pt" style:font-name-asian="Arial1" style:font-size-asian="9.5pt" style:font-name-complex="Arial1" style:font-size-complex="9.5pt"/>
    </style:style>
    <style:style style:name="T11" style:family="text">
      <style:text-properties style:font-name="Arial" style:text-underline-style="none" style:font-name-asian="Arial1" style:font-name-complex="Arial1"/>
    </style:style>
    <style:style style:name="T12" style:family="text">
      <style:text-properties fo:color="#222222" style:font-name="Arial" style:font-name-asian="Arial1" style:font-name-complex="Arial1" fo:background-color="#ffffff"/>
    </style:style>
    <style:style style:name="T13" style:family="text">
      <style:text-properties fo:color="#222222" style:font-name="Arial" fo:font-weight="bold" style:font-name-asian="Arial1" style:font-weight-asian="bold" style:font-name-complex="Arial1" fo:background-color="#ffffff"/>
    </style:style>
    <style:style style:name="T14"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1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6" style:family="text">
      <style:text-properties fo:font-variant="normal" fo:text-transform="none" fo:color="#000000" style:text-line-through-style="none" style:text-line-through-type="none" style:text-position="0% 100%" style:font-name="Arial" fo:font-size="7pt" fo:font-style="normal" style:text-underline-style="none" fo:font-weight="normal" style:font-name-asian="Arial1" style:font-size-asian="7pt" style:font-style-asian="normal" style:font-weight-asian="normal" style:font-name-complex="Arial1" style:font-size-complex="7pt"/>
    </style:style>
    <style:style style:name="T17"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T20"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Your Name</text:span></text:p>
      <text:p text:style-name="P18"><text:span text:style-name="T2">Title</text:span></text:p>
      <text:p text:style-name="P1"><text:span text:style-name="T3">Phone Number <text:s text:c="12"/>Email <text:s text:c="20"/>City, State <text:s text:c="18"/>LinkedIn <text:s text:c="20"/>GitHub <text:s text:c="19"/>Website</text:span></text:p>
      <text:p text:style-name="P2"/>
      <text:p text:style-name="P4"><text:span text:style-name="T12">Your resume objective is typically one or two sentences long. The most effective</text:span><text:span text:style-name="T13"> </text:span><text:span text:style-name="T12">objective is one that is tailored to the job you are applying for. It states what kind of career you are seeking, and what skills and experiences you have that make you ideal for that career. </text:span><text:span text:style-name="T13">Can be Optional!</text:span><text:span text:style-name="T12"> <text:s/></text:span></text:p>
      <text:p text:style-name="P3"/>
      <text:p text:style-name="Standard"><text:span text:style-name="T6">EDUCATION</text:span><text:span text:style-name="T8"><text:tab/><text:tab/></text:span></text:p>
      <text:p text:style-name="P5"><text:span text:style-name="T5">Diploma in Computer Science and Specialization</text:span><text:span text:style-name="T3"><text:tab/> <text:s text:c="12"/><text:tab/> <text:s text:c="31"/>Expected: Month Year</text:span></text:p>
      <text:p text:style-name="P6"><text:span text:style-name="T3">Atlas School, Tulsa, OK<text:tab/><text:tab/><text:tab/><text:tab/><text:tab/><text:tab/><text:tab/> <text:s text:c="52"/>GPA: 3.0</text:span></text:p>
      <text:p text:style-name="P9"/>
      <text:p text:style-name="P7"><text:span text:style-name="T3">A peer and project-based 20-month software engineering school in Tulsa, Oklahoma. The curriculum began with the fundamentals of software engineering, starting in C, and worked up to Full Stack Web Development covering Front-End, and Back-End engineering. (</text:span><text:span text:style-name="T5">example descriptions</text:span><text:span text:style-name="T3">)</text:span></text:p>
      <text:p text:style-name="P12"/>
      <text:p text:style-name="P6"><text:span text:style-name="T14">College Area of Study</text:span><text:span text:style-name="T15"> (Degree Pursuing) <text:tab/><text:tab/><text:tab/><text:tab/><text:tab/><text:tab/> <text:s text:c="5"/>Expected: Month</text:span><text:span text:style-name="T3"> </text:span><text:span text:style-name="T15">Year</text:span></text:p>
      <text:p text:style-name="P6"><text:span text:style-name="T15">College Name,</text:span><text:span text:style-name="T3"> </text:span><text:span text:style-name="T15">City, State<text:tab/><text:tab/><text:tab/><text:tab/><text:tab/></text:span><text:span text:style-name="T16"><text:tab/></text:span><text:span text:style-name="T17"><text:tab/></text:span><text:span text:style-name="T9"> <text:s text:c="8"/></text:span><text:span text:style-name="T3">GPA: Include if 3.0 or above</text:span><text:span text:style-name="T17"><text:tab/><text:tab/><text:tab/></text:span></text:p>
      <text:p text:style-name="P6"><text:span text:style-name="T18">CERTIFICATIONS/LICENSURES</text:span></text:p>
      <text:p text:style-name="P6"><text:span text:style-name="T15">List related certifications to job you’re seeking; current</text:span></text:p>
      <text:p text:style-name="P13"/>
      <text:p text:style-name="P6"><text:span text:style-name="T18">RELATED EXPERIENCE</text:span><text:span text:style-name="T14"> </text:span><text:span text:style-name="T19">(Include</text:span><text:span text:style-name="T10"> any tech-related</text:span><text:span text:style-name="T19">)</text:span></text:p>
      <text:p text:style-name="P6"><text:span text:style-name="T14">Job Title</text:span><text:span text:style-name="T15"> <text:s text:c="3"/><text:tab/><text:tab/><text:tab/><text:tab/><text:tab/><text:tab/><text:tab/><text:tab/><text:tab/> <text:s text:c="12"/>Month</text:span><text:span text:style-name="T3"> </text:span><text:span text:style-name="T15">Year – Month</text:span><text:span text:style-name="T3"> </text:span><text:span text:style-name="T15">Year</text:span></text:p>
      <text:p text:style-name="P6"><text:span text:style-name="T15">Most Recent Employer Name</text:span><text:span text:style-name="T3"> </text:span><text:span text:style-name="T15"><text:s/>City, State</text:span></text:p>
      <text:list xml:id="list194025771" text:style-name="WWNum2">
        <text:list-item>
          <text:p text:style-name="P15"><text:span text:style-name="T15">Start each bullet with a tense appropriate action verb (see action verb handout)</text:span></text:p>
        </text:list-item>
        <text:list-item>
          <text:p text:style-name="P15"><text:span text:style-name="T15">State a global summary of the scope of the job and add your proudest accomplishment as it relates to the target job</text:span></text:p>
        </text:list-item>
      </text:list>
      <text:list xml:id="list4074214105" text:style-name="WWNum1">
        <text:list-item>
          <text:p text:style-name="P16"><text:span text:style-name="T15">List your proudest and most relevant accomplishment for this job; describe it in as quantifiable of terms as possible. <text:s/>Do not use personal pronouns. </text:span></text:p>
        </text:list-item>
        <text:list-item>
          <text:p text:style-name="P16"><text:span text:style-name="T15">Name a skill perfected and how you utilized it (see skills employers are looking for handout)</text:span></text:p>
        </text:list-item>
      </text:list>
      <text:p text:style-name="P10"/>
      <text:p text:style-name="P4"><text:soft-page-break/><text:span text:style-name="T6">SKILLS</text:span></text:p>
      <text:p text:style-name="P4"><text:span text:style-name="T5">Languages: </text:span><text:span text:style-name="T3">(if you are Fullstack add a frontend and backend section here)</text:span></text:p>
      <text:p text:style-name="P4"><text:span text:style-name="T5">Frameworks:</text:span></text:p>
      <text:p text:style-name="P4"><text:span text:style-name="T5">Written/Spoken: </text:span></text:p>
      <text:p text:style-name="P4"><text:span text:style-name="T5">Other: </text:span><text:span text:style-name="T3">(GitHub, project management tools/frameworks, troubleshooting, cybersecurity, anything that does not fall under the languages or frameworks)</text:span></text:p>
      <text:p text:style-name="P11"/>
      <text:p text:style-name="P6"><text:span text:style-name="T6">OTHER EXPERIENCE</text:span><text:span text:style-name="T7"> </text:span></text:p>
      <text:p text:style-name="P6"><text:span text:style-name="T14">Job Title</text:span><text:span text:style-name="T15"> <text:s text:c="3"/><text:tab/><text:tab/><text:tab/><text:tab/><text:tab/><text:tab/><text:tab/><text:tab/><text:tab/> <text:s text:c="12"/>Month</text:span><text:span text:style-name="T3"> </text:span><text:span text:style-name="T15">Year – Month</text:span><text:span text:style-name="T3"> </text:span><text:span text:style-name="T15">Year</text:span></text:p>
      <text:p text:style-name="P6"><text:span text:style-name="T15">Most Recent Employer Name<text:tab/><text:tab/><text:tab/><text:tab/><text:tab/> <text:s text:c="14"/><text:tab/><text:tab/><text:tab/> <text:s text:c="11"/>City, State</text:span></text:p>
      <text:p text:style-name="P14"/>
      <text:p text:style-name="P6"><text:span text:style-name="T6">PROJECTS</text:span></text:p>
      <text:p text:style-name="P6"><text:span text:style-name="T5">Title of the project</text:span><text:span text:style-name="T3">, Link to the project<text:tab/><text:tab/><text:tab/><text:tab/><text:tab/><text:tab/><text:tab/> <text:s text:c="4"/><text:tab/> <text:s text:c="9"/>Month Year</text:span></text:p>
      <text:p text:style-name="P6"><text:span text:style-name="T3">Role you played in the project</text:span></text:p>
      <text:list xml:id="list2165581726" text:style-name="WWNum3">
        <text:list-item>
          <text:p text:style-name="P17"><text:span text:style-name="T3">2-3 Bullets describing the progress and outcome</text:span></text:p>
        </text:list-item>
      </text:list>
      <text:section text:style-name="Sect1" text:name="TextSection">
        <text:p text:style-name="P14"/>
        <text:p text:style-name="P6"><text:bookmark text:name="_heading=h.gjdgxs"/><text:span text:style-name="T18">LEADERSHIP &amp; SCHOOL </text:span><text:span text:style-name="T6">INVOLVEMENT</text:span><text:span text:style-name="T18"> </text:span></text:p>
        <text:p text:style-name="P6"><text:span text:style-name="T15">List activities where leadership has been developed</text:span></text:p>
        <text:p text:style-name="P6"><text:span text:style-name="T15">Include areas where you have served on committees or held offices</text:span></text:p>
        <text:p text:style-name="P6"><text:span text:style-name="T3">Atlas</text:span><text:span text:style-name="T15"> Involvement; Tutor, etc</text:span></text:p>
        <text:p text:style-name="P14"/>
        <text:p text:style-name="P6"><text:span text:style-name="T18">PROFESSIONAL ORGANIZATIONS</text:span></text:p>
        <text:p text:style-name="P6"><text:span text:style-name="T3">List any technology-related organizations you are involved in</text:span><text:span text:style-name="T15">; Current Member</text:span></text:p>
        <text:p text:style-name="P6"><text:span text:style-name="T15">List related organizations you’re involved in; Current Member</text:span></text:p>
        <text:p text:style-name="P14"/>
        <text:p text:style-name="P6"><text:span text:style-name="T18">COMMUNITY INVOLVEMENT</text:span></text:p>
        <text:p text:style-name="P6"><text:span text:style-name="T15">Volunteer Activities</text:span></text:p>
        <text:p text:style-name="P6"><text:soft-page-break/><text:span text:style-name="T15">Community Organization Involvement</text:span></text:p>
        <text:p text:style-name="P13"/>
        <text:p text:style-name="P6"><text:span text:style-name="T18">LANGUAGES</text:span></text:p>
        <text:p text:style-name="P6"><text:span text:style-name="T15">List language &amp; proficiency in oral &amp; written</text:span></text:p>
        <text:p text:style-name="P14"/>
        <text:p text:style-name="P6"><text:span text:style-name="T18">HONORS &amp; AWARDS</text:span></text:p>
      </text:section>
      <text:section text:style-name="Sect1" text:name="Section1">
        <text:p text:style-name="P8"><text:span text:style-name="T15">Honor Societies<text:tab/><text:tab/>Honor Rolls <text:s text:c="5"/></text:span><text:span text:style-name="T3">Scholarships Received<text:tab/> <text:s text:c="2"/>School &amp; Work-Related Award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text-align="center" style:justify-single-word="false">
        <style:tab-stops>
          <style:tab-stop style:position="1.5in"/>
        </style:tab-stops>
      </style:paragraph-properties>
      <style:text-properties fo:font-size="12pt" fo:font-weight="bold" style:font-size-asian="12pt" style:font-weight-asian="bold" style:font-size-complex="1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fo:font-size="11pt" style:font-name-asian="Noto Sans Symbols1" style:font-family-asian="'Noto Sans Symbols'" style:font-family-generic-asian="system" style:font-pitch-asian="variable" style:font-size-asian="11pt" style:font-name-complex="Noto Sans Symbols1" style:font-family-complex="'Noto Sans Symbols'" style:font-family-generic-complex="system" style:font-pitch-complex="variable" style:font-size-complex="11pt"/>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rial"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in" fo:margin-bottom="0.4in" fo:margin-left="0.7in" fo:margin-right="0.7in" style:writing-mode="lr-tb" style:layout-grid-color="#c0c0c0" style:layout-grid-lines="2590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5" meta:word-count="387" meta:character-count="2881" meta:non-whitespace-character-count="2193"/>
    <meta:generator>LibreOfficeDev/6.0.5.2$Linux_X86_64 LibreOffice_project/</meta:generator>
  </office:meta>
</office:document-meta>
</file>